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37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559cm" svg:height="1.499cm" svg:x="0.712cm" svg:y="1.858cm" svg:viewBox="0 0 1560 1500" draw:points="1560,1500 0,1500 0,0 1560,0">
          <text:p/>
        </draw:polygon>
        <draw:frame draw:style-name="gr2" draw:layer="layout" svg:width="1.662cm" svg:height="0.656cm" svg:x="0.675cm" svg:y="1.2cm">
          <draw:text-box>
            <text:p text:style-name="P1"><text:span text:style-name="T1">РАБОТА </text:span></text:p>
          </draw:text-box>
        </draw:frame>
        <draw:frame draw:style-name="gr2" draw:layer="layout" svg:width="1.625cm" svg:height="0.656cm" svg:x="2.275cm" svg:y="1.2cm">
          <draw:text-box>
            <text:p text:style-name="P1"><text:span text:style-name="T1">СИГНАЛ </text:span></text:p>
          </draw:text-box>
        </draw:frame>
        <draw:polygon draw:style-name="gr3" draw:layer="layout" svg:width="0.295cm" svg:height="1.299cm" svg:x="1.376cm" svg:y="1.958cm" svg:viewBox="0 0 296 1300" draw:points="296,1300 0,1300 0,0 296,0">
          <text:p/>
        </draw:polygon>
        <draw:polygon draw:style-name="gr1" draw:layer="layout" svg:width="0.295cm" svg:height="1.299cm" svg:x="1.376cm" svg:y="1.958cm" svg:viewBox="0 0 296 1300" draw:points="296,1300 0,1300 0,0 296,0">
          <text:p/>
        </draw:polygon>
        <draw:polygon draw:style-name="gr4" draw:layer="layout" svg:width="0.177cm" svg:height="0.549cm" svg:x="1.434cm" svg:y="2.058cm" svg:viewBox="0 0 178 550" draw:points="89,0 178,550 0,550">
          <text:p/>
        </draw:polygon>
        <draw:polygon draw:style-name="gr5" draw:layer="layout" svg:width="0.177cm" svg:height="0.549cm" svg:x="1.434cm" svg:y="2.058cm" svg:viewBox="0 0 178 550" draw:points="89,0 178,550 0,550">
          <text:p/>
        </draw:polygon>
        <draw:line draw:style-name="gr6" draw:layer="layout" svg:x1="1.515cm" svg:y1="1.758cm" svg:x2="1.515cm" svg:y2="1.957cm">
          <text:p/>
        </draw:line>
        <draw:line draw:style-name="gr6" draw:layer="layout" svg:x1="2.115cm" svg:y1="2.057cm" svg:x2="2.414cm" svg:y2="1.7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47:24.281000000</meta:creation-date>
    <meta:editing-duration>PT13S</meta:editing-duration>
    <meta:editing-cycles>2</meta:editing-cycles>
    <meta:generator>LibreOffice/4.3.6.2$Windows_x86 LibreOffice_project/d50a87b2e514536ed401c18000dad4660b6a169e</meta:generator>
    <dc:date>2015-09-29T09:47:37.015000000</dc:date>
    <meta:document-statistic meta:object-count="9"/>
    <meta:template xlink:type="simple" xlink:actuate="onRequest" xlink:title="1" xlink:href="file:///C:/Documents%20and%20Settings/User/Application%20Data/LibreOffice/4/user/template/1.otg" meta:date="2015-09-29T09:47:24.203000000"/>
  </office:meta>
</office:document-meta>
</file>